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1200">
            <text:p>12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1200">
            <text:p>12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950868203530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1200">
            <text:p>12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09/09/2007</text:date>, <text:time>10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9T10:59:15</dc:date>
    <dc:language>en-US</dc:language>
    <meta:editing-cycles>193</meta:editing-cycles>
    <meta:editing-duration>P13DT6H6M47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